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83caff"/>
    </style:style>
    <style:style style:name="T1" style:family="text">
      <style:text-properties fo:background-color="#ff950e"/>
    </style:style>
    <style:style style:name="T2" style:family="text">
      <style:text-properties fo:background-color="#9999ff"/>
    </style:style>
    <style:style style:name="T3" style:family="text">
      <style:text-properties fo:background-color="#ff0000"/>
    </style:style>
    <style:style style:name="T4" style:family="text">
      <style:text-properties fo:background-color="#00ffff"/>
    </style:style>
    <style:style style:name="T5" style:family="text">
      <style:text-properties fo:background-color="#00ff00"/>
    </style:style>
    <style:style style:name="T6" style:family="text">
      <style:text-properties fo:background-color="#9966cc"/>
    </style:style>
    <style:style style:name="T7" style:family="text">
      <style:text-properties fo:background-color="#ff8080"/>
    </style:style>
    <style:style style:name="T8" style:family="text">
      <style:text-properties fo:background-color="#ffff00"/>
    </style:style>
    <style:style style:name="T9" style:family="text">
      <style:text-properties fo:background-color="#ff00ff"/>
    </style:style>
    <style:style style:name="T10" style:family="text">
      <style:text-properties fo:background-color="#0084d1"/>
    </style:style>
    <style:style style:name="T11" style:family="text">
      <style:text-properties fo:background-color="#cc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s/>STARTING MODEL <text:s text:c="3"/>: <text:s/>2 outputs/025NFChainDownTest.mod <text:s text:c="25"/></text:p>
      <text:p text:style-name="Preformatted_20_Text"><text:s/>BINARY OUTPUT FILE: <text:s/>3 outputs/10MjNF.mod <text:s text:c="37"/></text:p>
      <text:p text:style-name="Preformatted_20_Text">* MODA= <text:s text:c="3"/>91 NMOD= <text:s text:c="2"/>900 NRIT= <text:s text:c="3"/>10 ITMN= <text:s text:c="4"/>2 ITMX= <text:s/>2000 <text:s text:c="18"/></text:p>
      <text:p text:style-name="Preformatted_20_Text"><text:s/>MODA= <text:s text:c="3"/>91 NMOD= <text:s text:c="4"/>1 NRIT= <text:s text:c="4"/>1 ITMN= <text:s text:c="4"/>1 ITMX= <text:s text:c="4"/>1 <text:s text:c="19"/></text:p>
      <text:p text:style-name="Preformatted_20_Text"><text:s/>JADD= <text:s text:c="4"/>0 JSUB= <text:s text:c="4"/>0 NATM= <text:s text:c="4"/>1 <text:s text:c="43"/></text:p>
      <text:p text:style-name="Preformatted_20_Text"><text:s/>Atmx= 1.35E+05 Atmn= 5.00E+03 dTAX= 1.00E-06 L/H = 2.00E-00 <text:s text:c="19"/></text:p>
      <text:p text:style-name="Preformatted_20_Text"><text:s/>dLmx= 5.00E-03 dLmn= 1.00E-03 dXmx= 4.00E-02 dXmn= 1.00E-02 <text:s text:c="19"/></text:p>
      <text:p text:style-name="Preformatted_20_Text">* dPmx= 5.00E-02 dPmn= 1.00E-02 Crad= 1.00E-10 Cwrk= 1.00E+00 <text:s text:c="18"/></text:p>
      <text:p text:style-name="Preformatted_20_Text"><text:s/>dPmx= 5.00E-02 dPmn= 1.00E-02 Crad= 1.00E-00 Cwrk= 1.00E+00 <text:s text:c="19"/></text:p>
      <text:p text:style-name="Preformatted_20_Text"><text:s/>dZmx= 5.00E-03 dZmn= 1.00E-06 dZdt= 1.00E+01 <text:s text:c="34"/></text:p>
      <text:p text:style-name="Preformatted_20_Text"><text:s/>epsP= 1.00E-05 epsR= 1.00E-05 epsL= 1.00E-04 epsT= 1.00E-05 <text:s text:c="19"/></text:p>
      <text:p text:style-name="Preformatted_20_Text"><text:s/>SMIN= 1.00E-05 <text:s text:c="6"/>1.00E-05 <text:s text:c="6"/>2.00E+37 <text:s text:c="6"/>1.00E-05 <text:s text:c="19"/></text:p>
      <text:p text:style-name="Preformatted_20_Text"><text:s/>SMAX= 0.080000 <text:s text:c="6"/>0.080000 <text:s text:c="5"/>-2.00E+37 <text:s text:c="6"/>0.080000 <text:s text:c="19"/></text:p>
      <text:p text:style-name="Preformatted_20_Text">* dTIM=-1.00E+11 FACT= 1.00E+00 dTMN= 1.00E+07 dTMX= 5.00E+16 <text:s text:c="18"/></text:p>
      <text:p text:style-name="Preformatted_20_Text"><text:s/>dTIM= 0.00E+11 FACT= 1.00E+00 dTMN= 0.00E+07 dTMX= 0.00E+16 <text:s text:c="19"/></text:p>
      <text:p text:style-name="Preformatted_20_Text"><text:s/>CHMN= 0.030000 CHMX= 0.120000 XX <text:s/>= 0.710000 YY <text:s/>= 0.272930 <text:s text:c="19"/></text:p>
      <text:p text:style-name="Preformatted_20_Text"><text:s text:c="7"/>7.10E-01 <text:s text:c="6"/>4.00E-05 <text:s text:c="6"/>3.40E-03 <text:s text:c="6"/>2.72E-05 <text:s text:c="19"/></text:p>
      <text:p text:style-name="Preformatted_20_Text"><text:s text:c="7"/>5.02E-04 <text:s text:c="6"/>4.53E-05 <text:s text:c="6"/>5.53E-04 <text:s text:c="6"/>3.84E-04 <text:s text:c="19"/></text:p>
      <text:p text:style-name="Preformatted_20_Text"><text:s text:c="7"/>3.32E-06 <text:s text:c="6"/>5.69E-05 <text:s text:c="6"/>9.39E-04 <text:s text:c="6"/>1.26E-03 <text:s text:c="19"/></text:p>
      <text:p text:style-name="Preformatted_20_Text"><text:s text:c="7"/>8.25E-03 <text:s text:c="6"/>1.65E-03 <text:s text:c="49"/></text:p>
      <text:p text:style-name="Preformatted_20_Text">* <text:s text:c="78"/></text:p>
      <text:p text:style-name="Preformatted_20_Text">* <text:s/>TIME <text:s text:c="4"/>MFLX <text:s text:c="63"/></text:p>
      <text:p text:style-name="Preformatted_20_Text"><text:s text:c="3"/>0.00 <text:s text:c="4"/>0.00 <text:s text:c="63"/></text:p>
      <text:p text:style-name="Preformatted_20_Text"><text:s/>RECORD <text:s/>91 MODEL: <text:s text:c="2"/>301 N: 551 TIME: 4.4437D+12 DTIME: 3.4789D+09</text:p>
      <text:p text:style-name="Preformatted_20_Text"><text:s/>... continuing calculations with MODEL= <text:s text:c="8"/>301</text:p>
      <text:p text:style-name="Preformatted_20_Text">==================================================================================================================</text:p>
      <text:p text:style-name="Preformatted_20_Text"/>
      <text:p text:style-name="Preformatted_20_Text"><text:s/>Zmass= <text:s/>1.748663683671694E+031</text:p>
      <text:p text:style-name="Preformatted_20_Text"><text:s/>Rstar = <text:s text:c="3"/>87542104809.4471 <text:s text:c="4"/></text:p>
      <text:p text:style-name="Preformatted_20_Text"><text:s/>Xlum = <text:s text:c="2"/>1.402235808868283E+032</text:p>
      <text:p text:style-name="Preformatted_20_Text"><text:s text:c="2"/></text:p>
      <text:p text:style-name="Preformatted_20_Text">ATMOS: First values of P,RHO,T,AKM: <text:s/>8.7966E+01 <text:s/>1.2812E-09 <text:s/>1.8933E+03 <text:s/>1.9530E-03 after <text:s text:c="2"/>5 iterations</text:p>
      <text:p text:style-name="Preformatted_20_Text"><text:s/>% Done with the initial convergence loop</text:p>
      <text:p text:style-name="Preformatted_20_Text"><text:s/>% </text:p>
      <text:p text:style-name="Preformatted_20_Text"/>
      <text:p text:style-name="Preformatted_20_Text"><text:s/>Atmospheric Parameters: <text:s/>T= <text:s/>1.22E+04 R= <text:s/>1.50E+10 P= <text:s/>1.67E+08 RHO= <text:s/>2.13E-04</text:p>
      <text:p text:style-name="Preformatted_20_Text"><text:s text:c="5"/>Stellar Parameters: <text:s/>T= <text:s/>2.25E+03 R= <text:s/>8.75E+10 L= <text:s/>1.40E+32</text:p>
      <text:p text:style-name="Preformatted_20_Text"><text:s text:c="4"/>J C <text:s text:c="3"/>dM <text:s text:c="7"/>M <text:s text:c="7"/>P <text:s text:c="7"/>R <text:s text:c="6"/>dR <text:s text:c="7"/>T <text:s text:c="6"/>RHO <text:s text:c="5"/>TAU <text:s text:c="5"/>ATG <text:s text:c="5"/>RAD <text:s text:c="5"/>TRU <text:s text:c="3"/>1-beta</text:p>
      <text:p text:style-name="Preformatted_20_Text"><text:s/>1358 * 6.66E+28 1.74E+31 1.89E+08 7.25E+10 1.72E+10 1.26E+04 2.32E-04 1.18E+09 2.85E-01 8.58E+05 2.85E-01 3.37E-07</text:p>
      <text:p text:style-name="Preformatted_20_Text"><text:s/>**** * 6.66E+28 1.74E+31 1.89E+08 7.25E+10 1.72E+10 1.26E+04 2.32E-04 1.18E+09 2.85E-01 8.58E+05 2.85E-01 3.37E-07</text:p>
      <text:p text:style-name="Preformatted_20_Text"><text:s/>1357 * 6.62E+28 1.74E+31 1.88E+08 7.25E+10 1.71E+10 1.26E+04 2.31E-04 1.16E+09 2.85E-01 8.48E+05 2.85E-01 3.36E-07</text:p>
      <text:p text:style-name="Preformatted_20_Text"><text:s/>1342 * 6.00E+28 1.74E+31 1.67E+08 7.30E+10 1.67E+10 1.22E+04 2.13E-04 8.61E+08 2.91E-01 7.01E+05 2.92E-01 3.30E-07</text:p>
      <text:p text:style-name="Preformatted_20_Text"><text:s/>**** * 6.00E+28 1.74E+31 1.67E+08 7.30E+10 1.67E+10 1.22E+04 2.13E-04 8.57E+08 2.92E-01 6.99E+05 2.92E-01 3.30E-07</text:p>
      <text:p text:style-name="Preformatted_20_Text"><text:s/>1341 * 5.96E+28 1.74E+31 1.66E+08 7.30E+10 1.67E+10 1.21E+04 2.12E-04 8.44E+08 2.92E-01 6.92E+05 2.92E-01 3.30E-07</text:p>
      <text:p text:style-name="Preformatted_20_Text"><text:s/>1300 * 4.61E+28 1.74E+31 1.23E+08 7.40E+10 1.56E+10 1.11E+04 1.73E-04 3.73E+08 3.13E-01 4.94E+05 3.14E-01 3.10E-07</text:p>
      <text:p text:style-name="Preformatted_20_Text"><text:s/>1200 * 2.91E+28 1.75E+31 7.26E+07 7.57E+10 1.40E+10 9.33E+03 1.22E-04 5.10E+07 3.37E-01 1.82E+05 3.37E-01 2.63E-07</text:p>
      <text:p text:style-name="Preformatted_20_Text"><text:s/>1100 * 1.84E+28 1.75E+31 4.34E+07 7.71E+10 1.26E+10 7.86E+03 8.76E-05 6.97E+06 3.16E-01 3.92E+04 3.17E-01 2.22E-07</text:p>
      <text:p text:style-name="Preformatted_20_Text"><text:s/>1000 * 1.03E+28 1.75E+31 2.29E+07 7.86E+10 1.11E+10 6.53E+03 5.70E-05 9.53E+05 2.56E-01 8.30E+03 2.57E-01 2.01E-07</text:p>
      <text:p text:style-name="Preformatted_20_Text"><text:s text:c="2"/>900 * 4.69E+27 1.75E+31 9.77E+06 8.02E+10 9.47E+09 5.41E+03 3.09E-05 1.30E+05 1.88E-01 1.95E+03 1.89E-01 2.21E-07</text:p>
      <text:p text:style-name="Preformatted_20_Text"><text:s text:c="2"/>800 * 2.08E+27 1.75E+31 4.08E+06 8.16E+10 8.06E+09 4.70E+03 1.57E-05 1.78E+04 1.47E-01 4.59E+02 1.48E-01 3.00E-07</text:p>
      <text:p text:style-name="Preformatted_20_Text"><text:s text:c="2"/>700 * 8.71E+26 1.75E+31 1.62E+06 8.29E+10 6.79E+09 4.14E+03 7.50E-06 2.44E+03 1.23E-01 8.97E+01 1.25E-01 4.55E-07</text:p>
      <text:p text:style-name="Preformatted_20_Text"><text:s text:c="2"/>600 * 3.07E+26 1.75E+31 5.42E+05 8.42E+10 5.50E+09 3.65E+03 3.04E-06 3.40E+02 1.02E-01 1.64E+01 1.06E-01 8.30E-07</text:p>
      <text:p text:style-name="Preformatted_20_Text"><text:soft-page-break/><text:s text:c="2"/>500 * 9.64E+25 1.75E+31 1.62E+05 8.54E+10 4.29E+09 3.23E+03 1.09E-06 5.29E+01 9.25E-02 3.80E+00 1.02E-01 1.69E-06</text:p>
      <text:p text:style-name="Preformatted_20_Text"><text:s text:c="2"/>400 * 4.07E+25 1.75E+31 6.66E+04 8.62E+10 3.51E+09 2.95E+03 5.21E-07 1.37E+01 8.65E-02 1.31E+00 1.03E-01 2.86E-06</text:p>
      <text:p text:style-name="Preformatted_20_Text"><text:s text:c="2"/>300 * 2.66E+25 1.75E+31 4.31E+04 8.65E+10 3.17E+09 2.82E+03 3.66E-07 7.25E+00 8.16E-02 8.42E-01 1.02E-01 3.69E-06</text:p>
      <text:p text:style-name="Preformatted_20_Text"><text:s text:c="2"/>200 * 1.23E+25 1.75E+31 1.97E+04 8.71E+10 2.61E+09 2.57E+03 1.92E-07 2.25E+00 8.93E-02 3.80E-01 1.36E-01 5.59E-06</text:p>
      <text:p text:style-name="Preformatted_20_Text"><text:s text:c="2"/>158 * 5.64E+24 1.75E+31 9.00E+03 8.75E+10 2.13E+09 2.25E+03 1.10E-07 6.71E-01 1.15E-01 1.94E-01 1.90E-01 7.21E-06</text:p>
      <text:p text:style-name="Preformatted_20_Text"><text:s/>**** * 5.62E+24 1.75E+31 8.97E+03 8.75E+10 2.13E+09 2.25E+03 1.10E-07 6.67E-01 1.15E-01 1.94E-01 1.89E-01 7.21E-06</text:p>
      <text:p text:style-name="Preformatted_20_Text"><text:s text:c="2"/>157 * 5.58E+24 1.75E+31 8.91E+03 8.75E+10 2.12E+09 2.25E+03 1.10E-07 6.61E-01 1.15E-01 1.93E-01 1.89E-01 7.22E-06</text:p>
      <text:p text:style-name="Preformatted_20_Text"><text:s text:c="2"/>100 <text:s text:c="2"/>1.56E+24 1.75E+31 2.56E+03 8.82E+10 1.52E+09 1.96E+03 3.66E-08 9.95E-02 1.22E-01 4.76E-02 4.76E-02 1.45E-05</text:p>
      <text:p text:style-name="Preformatted_20_Text"><text:s text:c="4"/>2 <text:s text:c="2"/>4.29E+22 1.75E+31 1.56E+02 8.94E+10 2.58E+08 1.89E+03 2.28E-09 1.50E-03 6.32E-02 9.60E-04 9.60E-04 2.08E-04</text:p>
      <text:p text:style-name="Preformatted_20_Text"><text:s text:c="4"/>1 <text:s text:c="2"/>0.00E+00 1.75E+31 8.80E+01 8.97E+10 0.00E+00 1.89E+03 1.28E-09 5.00E-04 5.62E-02 4.23E-04 4.23E-04 3.68E-04</text:p>
      <text:p text:style-name="Preformatted_20_Text"/>
      <text:p text:style-name="Preformatted_20_Text"><text:s/>With nothing varied:</text:p>
      <text:p text:style-name="Preformatted_20_Text"><text:s/>Tatm = <text:s text:c="3"/>12161.1801333576 <text:s text:c="4"/></text:p>
      <text:p text:style-name="Preformatted_20_Text"><text:s/>Rhoatm = <text:s text:c="2"/>2.126586021926386E-004</text:p>
      <text:p text:style-name="Preformatted_20_Text"><text:s/>Ratm = <text:s text:c="3"/>15036112779.8806 <text:s text:c="4"/></text:p>
      <text:p text:style-name="Preformatted_20_Text"><text:s/>Patm = <text:s text:c="3"/>166993777.607604 <text:s text:c="4"/></text:p>
      <text:p text:style-name="Preformatted_20_Text">================================================================================================================== <text:s/></text:p>
      <text:p text:style-name="Preformatted_20_Text"/>
      <text:p text:style-name="Preformatted_20_Text"><text:s/>Rstar = <text:s text:c="3"/>87542104809.4471 <text:s text:c="4"/></text:p>
      <text:p text:style-name="Preformatted_20_Text"><text:s/>Xlum = <text:s text:c="2"/>1.409246987755913E+032</text:p>
      <text:p text:style-name="Preformatted_20_Text">ATMOS: First values of P,RHO,T,AKM: <text:s/>8.7055E+01 <text:s/>1.2658E-09 <text:s/>1.8956E+03 <text:s/>1.9761E-03 after <text:s text:c="2"/>5 iterations</text:p>
      <text:p text:style-name="Preformatted_20_Text"><text:s/>% Done with the initial convergence loop</text:p>
      <text:p text:style-name="Preformatted_20_Text"><text:s/>% </text:p>
      <text:p text:style-name="Preformatted_20_Text"/>
      <text:p text:style-name="Preformatted_20_Text"><text:s/>Atmospheric Parameters: <text:s/>T= <text:s/>1.23E+04 R= <text:s/>1.51E+10 P= <text:s/>1.68E+08 RHO= <text:s/>2.11E-04</text:p>
      <text:p text:style-name="Preformatted_20_Text"><text:s text:c="5"/>Stellar Parameters: <text:s/>T= <text:s/>2.25E+03 R= <text:s/>8.75E+10 L= <text:s/>1.41E+32</text:p>
      <text:p text:style-name="Preformatted_20_Text"><text:s text:c="4"/>J C <text:s text:c="3"/>dM <text:s text:c="7"/>M <text:s text:c="7"/>P <text:s text:c="7"/>R <text:s text:c="6"/>dR <text:s text:c="7"/>T <text:s text:c="6"/>RHO <text:s text:c="5"/>TAU <text:s text:c="5"/>ATG <text:s text:c="5"/>RAD <text:s text:c="5"/>TRU <text:s text:c="3"/>1-beta</text:p>
      <text:p text:style-name="Preformatted_20_Text"><text:s/>1361 * 6.69E+28 1.74E+31 1.91E+08 7.24E+10 1.73E+10 1.27E+04 2.31E-04 1.26E+09 2.80E-01 8.82E+05 2.80E-01 3.49E-07</text:p>
      <text:p text:style-name="Preformatted_20_Text"><text:s/>**** * 6.66E+28 1.74E+31 1.90E+08 7.24E+10 1.73E+10 1.27E+04 2.30E-04 1.24E+09 2.81E-01 8.75E+05 2.81E-01 3.48E-07</text:p>
      <text:p text:style-name="Preformatted_20_Text"><text:s/>1360 * 6.65E+28 1.74E+31 1.89E+08 7.24E+10 1.73E+10 1.27E+04 2.30E-04 1.23E+09 2.81E-01 8.71E+05 2.81E-01 3.48E-07</text:p>
      <text:p text:style-name="Preformatted_20_Text"><text:s/>1345 * 6.03E+28 1.74E+31 1.69E+08 7.28E+10 1.69E+10 1.23E+04 2.12E-04 9.14E+08 2.88E-01 7.22E+05 2.89E-01 3.43E-07</text:p>
      <text:p text:style-name="Preformatted_20_Text"><text:s/>**** * 6.00E+28 1.74E+31 1.68E+08 7.28E+10 1.68E+10 1.23E+04 2.11E-04 8.98E+08 2.89E-01 7.14E+05 2.89E-01 3.42E-07</text:p>
      <text:p text:style-name="Preformatted_20_Text"><text:s/>1344 * 5.99E+28 1.74E+31 1.68E+08 7.29E+10 1.68E+10 1.23E+04 2.11E-04 8.96E+08 2.89E-01 7.13E+05 2.89E-01 3.42E-07</text:p>
      <text:p text:style-name="Preformatted_20_Text"><text:s/>1300 * 4.53E+28 1.74E+31 1.21E+08 7.40E+10 1.57E+10 1.11E+04 1.69E-04 3.73E+08 3.12E-01 4.83E+05 3.13E-01 3.20E-07</text:p>
      <text:p text:style-name="Preformatted_20_Text"><text:s/>1200 * 2.85E+28 1.75E+31 7.12E+07 7.57E+10 1.40E+10 9.36E+03 1.19E-04 5.10E+07 3.37E-01 1.80E+05 3.37E-01 2.72E-07</text:p>
      <text:p text:style-name="Preformatted_20_Text"><text:s/>1100 * 1.81E+28 1.75E+31 4.27E+07 7.71E+10 1.26E+10 7.90E+03 8.58E-05 6.97E+06 3.19E-01 3.90E+04 3.20E-01 2.30E-07</text:p>
      <text:p text:style-name="Preformatted_20_Text"><text:s/>1000 * 1.02E+28 1.75E+31 2.27E+07 7.85E+10 1.11E+10 6.56E+03 5.61E-05 9.53E+05 2.59E-01 8.31E+03 2.60E-01 2.06E-07</text:p>
      <text:p text:style-name="Preformatted_20_Text"><text:s text:c="2"/>900 * 4.66E+27 1.75E+31 9.70E+06 8.02E+10 9.50E+09 5.42E+03 3.05E-05 1.30E+05 1.90E-01 1.94E+03 1.91E-01 2.25E-07</text:p>
      <text:p text:style-name="Preformatted_20_Text"><text:s text:c="2"/>800 * 2.06E+27 1.75E+31 4.06E+06 8.16E+10 8.08E+09 4.70E+03 1.55E-05 1.78E+04 1.47E-01 4.59E+02 1.49E-01 3.05E-07</text:p>
      <text:p text:style-name="Preformatted_20_Text"><text:s text:c="2"/>700 * 8.67E+26 1.75E+31 1.62E+06 8.29E+10 6.81E+09 4.14E+03 7.44E-06 2.44E+03 1.23E-01 8.99E+01 1.26E-01 4.60E-07</text:p>
      <text:p text:style-name="Preformatted_20_Text"><text:s text:c="2"/>600 * 3.06E+26 1.75E+31 5.41E+05 8.42E+10 5.51E+09 3.66E+03 3.02E-06 3.40E+02 1.02E-01 1.64E+01 1.07E-01 8.36E-07</text:p>
      <text:p text:style-name="Preformatted_20_Text"><text:s text:c="2"/>500 * 9.62E+25 1.75E+31 1.62E+05 8.54E+10 4.30E+09 3.23E+03 1.09E-06 5.29E+01 9.26E-02 3.80E+00 1.02E-01 1.70E-06</text:p>
      <text:p text:style-name="Preformatted_20_Text"><text:s text:c="2"/>400 * 4.05E+25 1.75E+31 6.64E+04 8.62E+10 3.52E+09 2.95E+03 5.18E-07 1.37E+01 8.65E-02 1.31E+00 1.03E-01 2.88E-06</text:p>
      <text:p text:style-name="Preformatted_20_Text"><text:s text:c="2"/>300 * 2.65E+25 1.75E+31 4.30E+04 8.65E+10 3.18E+09 2.82E+03 3.64E-07 7.25E+00 8.16E-02 8.41E-01 1.02E-01 3.72E-06</text:p>
      <text:p text:style-name="Preformatted_20_Text"><text:s text:c="2"/>200 * 1.23E+25 1.75E+31 1.96E+04 8.71E+10 2.61E+09 2.57E+03 1.90E-07 2.25E+00 8.91E-02 3.79E-01 1.36E-01 5.64E-06</text:p>
      <text:p text:style-name="Preformatted_20_Text"><text:s text:c="2"/>158 * 5.61E+24 1.75E+31 8.95E+03 8.75E+10 2.13E+09 2.25E+03 1.10E-07 6.71E-01 1.14E-01 1.94E-01 1.89E-01 7.28E-06</text:p>
      <text:p text:style-name="Preformatted_20_Text"><text:s/>**** * 5.59E+24 1.75E+31 8.92E+03 8.75E+10 2.13E+09 2.25E+03 1.09E-07 6.67E-01 1.14E-01 1.94E-01 1.89E-01 7.29E-06</text:p>
      <text:p text:style-name="Preformatted_20_Text"><text:s text:c="2"/>157 * 5.56E+24 1.75E+31 8.87E+03 8.75E+10 2.13E+09 2.25E+03 1.09E-07 6.61E-01 1.14E-01 1.93E-01 1.89E-01 7.30E-06</text:p>
      <text:p text:style-name="Preformatted_20_Text"><text:s text:c="2"/>100 <text:s text:c="2"/>1.55E+24 1.75E+31 2.54E+03 8.82E+10 1.52E+09 1.96E+03 3.62E-08 9.95E-02 1.21E-01 4.75E-02 4.75E-02 1.47E-05</text:p>
      <text:p text:style-name="Preformatted_20_Text"><text:s text:c="4"/>2 <text:s text:c="2"/>4.25E+22 1.75E+31 1.54E+02 8.94E+10 2.58E+08 1.90E+03 2.25E-09 1.50E-03 6.26E-02 9.60E-04 9.60E-04 2.12E-04</text:p>
      <text:p text:style-name="Preformatted_20_Text"><text:s text:c="4"/>1 <text:s text:c="2"/>0.00E+00 1.75E+31 8.71E+01 8.97E+10 0.00E+00 1.90E+03 1.27E-09 5.00E-04 5.57E-02 4.24E-04 4.24E-04 3.74E-04</text:p>
      <text:p text:style-name="Preformatted_20_Text"><text:s/>With luminosity varied:</text:p>
      <text:p text:style-name="Preformatted_20_Text"><text:s/>Tatm = <text:s text:c="3"/>12282.8685099036 <text:s text:c="4"/></text:p>
      <text:p text:style-name="Preformatted_20_Text"><text:soft-page-break/><text:s/>Rhoatm = <text:s text:c="2"/>2.112800701284692E-004</text:p>
      <text:p text:style-name="Preformatted_20_Text"><text:s/>Ratm = <text:s text:c="3"/>15149478351.8969 <text:s text:c="4"/></text:p>
      <text:p text:style-name="Preformatted_20_Text"><text:s/>Patm = <text:s text:c="3"/>167698890.222631 <text:s text:c="4"/></text:p>
      <text:p text:style-name="Preformatted_20_Text">================================================================================================================== <text:s/></text:p>
      <text:p text:style-name="Preformatted_20_Text"/>
      <text:p text:style-name="Preformatted_20_Text"/>
      <text:p text:style-name="Preformatted_20_Text"><text:s/>Rstar = <text:s text:c="3"/>87979815323.7107 <text:s text:c="4"/></text:p>
      <text:p text:style-name="Preformatted_20_Text"><text:s/>Xlum = <text:s text:c="2"/>1.402235808868283E+032</text:p>
      <text:p text:style-name="Preformatted_20_Text"/>
      <text:p text:style-name="Preformatted_20_Text">ATMOS: First values after 5 iterations</text:p>
      <text:p text:style-name="P1">P,<text:tab/><text:tab/>RHO,<text:tab/><text:tab/> T,<text:tab/><text:tab/> AKM: <text:s/></text:p>
      <text:p text:style-name="P1">8.9239E+01 <text:s/>1.3040E-09 <text:s/>1.8886E+03 <text:s/>1.9025E-03 </text:p>
      <text:p text:style-name="P1"/>
      <text:p text:style-name="Preformatted_20_Text"><text:s/>% Done with the initial convergence loop</text:p>
      <text:p text:style-name="Preformatted_20_Text"><text:s/>% </text:p>
      <text:p text:style-name="Preformatted_20_Text"/>
      <text:p text:style-name="Preformatted_20_Text"><text:s/><text:span text:style-name="T9">Atmospheric Parameters:</text:span> <text:s/>T= <text:s/>1.19E+04 R= <text:s/>1.50E+10 P= <text:s/>1.63E+08 RHO= <text:s/>2.12E-04 &lt;-- these are defined at the M = Mstar-0.9*dMouter surface (except for Ratm, which is defined as R_{at tau= 2/3} - Router, where Router is defined at the bottom of the atmosphere)</text:p>
      <text:p text:style-name="Preformatted_20_Text"><text:s text:c="5"/><text:span text:style-name="T8">Stellar Parameters</text:span>: <text:s/>T= <text:s/>2.25E+03 R= <text:s/>8.80E+10 L= <text:s/>1.40E+32 &lt;-- These are defined at the tau=2/3 surface</text:p>
      <text:p text:style-name="Preformatted_20_Text"><text:s text:c="4"/>J C <text:s text:c="3"/>dM <text:s text:c="7"/>M <text:s text:c="7"/>P <text:s text:c="7"/>R <text:s text:c="6"/>dR <text:s text:c="7"/>T <text:s text:c="6"/>RHO <text:s text:c="5"/>TAU <text:s text:c="5"/>ATG <text:s text:c="5"/>RAD <text:s text:c="5"/>TRU <text:s text:c="3"/>1-beta</text:p>
      <text:p text:style-name="Preformatted_20_Text"><text:s/>1353 * 6.68E+28 1.74E+31 1.85E+08 7.30E+10 1.71E+10 1.24E+04 2.31E-04 1.07E+09 2.89E-01 8.17E+05 2.89E-01 3.21E-07</text:p>
      <text:p text:style-name="Preformatted_20_Text"><text:span text:style-name="T9"><text:s/>**** * </text:span>6.66E+28 1.74E+31 1.84E+08 <text:span text:style-name="T4">7.30E+10</text:span> 1.71E+10 1.24E+04 2.30E-04 1.06E+09 2.89E-01 8.13E+05 2.89E-01 3.21E-07</text:p>
      <text:p text:style-name="Preformatted_20_Text"><text:s/>1352 * 6.64E+28 1.74E+31 1.83E+08 7.30E+10 1.71E+10 1.24E+04 2.30E-04 1.05E+09 2.89E-01 8.07E+05 2.90E-01 3.20E-07</text:p>
      <text:p text:style-name="Preformatted_20_Text"><text:s/>1337 * 6.01E+28 1.74E+31 1.63E+08 7.35E+10 1.67E+10 1.19E+04 2.12E-04 7.79E+08 2.96E-01 6.72E+05 2.97E-01 3.14E-07</text:p>
      <text:p text:style-name="Preformatted_20_Text"><text:span text:style-name="T9"><text:s/>**** * 6.00E+28 1.74E+31 </text:span><text:span text:style-name="T5">1.63E+08</text:span><text:span text:style-name="T9"> 7.35E+10 1.66E+10 </text:span><text:span text:style-name="T1">1.19E+04</text:span><text:span text:style-name="T9"> </text:span><text:span text:style-name="T2">2.12E-04</text:span><text:span text:style-name="T9"> 7.74E+08 2.97E-01 6.70E+05 2.97E-01 3.14E-07</text:span></text:p>
      <text:p text:style-name="Preformatted_20_Text"><text:s/>1336 * 5.97E+28 1.74E+31 1.62E+08 7.35E+10 1.66E+10 1.19E+04 2.11E-04 7.64E+08 2.97E-01 6.67E+05 2.97E-01 3.14E-07</text:p>
      <text:p text:style-name="Preformatted_20_Text"><text:s text:c="2"/>158 * 5.76E+24 1.75E+31 9.02E+03 8.80E+10 2.14E+09 2.25E+03 1.11E-07 6.71E-01 1.15E-01 1.95E-01 1.91E-01 7.12E-06</text:p>
      <text:p text:style-name="Preformatted_20_Text"><text:s/><text:span text:style-name="T8">**** * 5.74E+24 1.75E+31 8.98E+03 </text:span><text:span text:style-name="T4">8.80E+10</text:span><text:span text:style-name="T8"> 2.14E+09 2.24E+03 1.11E-07 6.67E-01 1.16E-01 1.95E-01 1.90E-01 7.13E-06</text:span></text:p>
      <text:p text:style-name="Preformatted_20_Text"><text:s text:c="2"/>157 * 5.71E+24 1.75E+31 8.93E+03 8.80E+10 2.13E+09 2.24E+03 1.10E-07 6.61E-01 1.16E-01 1.94E-01 1.90E-01 7.14E-06</text:p>
      <text:p text:style-name="Preformatted_20_Text"><text:s text:c="2"/>100 <text:s text:c="2"/>1.61E+24 1.75E+31 2.58E+03 8.86E+10 1.52E+09 1.96E+03 3.70E-08 9.95E-02 1.23E-01 4.77E-02 4.77E-02 1.43E-05</text:p>
      <text:p text:style-name="Preformatted_20_Text"><text:s text:c="4"/>2 <text:s text:c="2"/>4.44E+22 1.75E+31 1.58E+02 8.99E+10 2.60E+08 1.89E+03 2.32E-09 1.50E-03 6.42E-02 9.61E-04 9.61E-04 2.03E-04</text:p>
      <text:p text:style-name="P1"><text:s text:c="4"/>1 <text:s text:c="2"/>0.00E+00 1.75E+31 8.92E+01 9.01E+10 0.00E+00 1.89E+03 1.30E-09 5.00E-04 5.72E-02 4.22E-04 4.22E-04 3.60E-04</text:p>
      <text:p text:style-name="Preformatted_20_Text"/>
      <text:p text:style-name="Preformatted_20_Text"><text:s/>With radius varied:</text:p>
      <text:p text:style-name="Preformatted_20_Text"><text:s/><text:span text:style-name="T1">Tatm = <text:s text:c="3"/>11930.8659605887</text:span> </text:p>
      <text:p text:style-name="Preformatted_20_Text"><text:s/><text:span text:style-name="T2">Rhoatm = <text:s text:c="2"/>2.115572669503067E-004</text:span></text:p>
      <text:p text:style-name="Preformatted_20_Text"><text:s/><text:span text:style-name="T4">Ratm = <text:s text:c="3"/>14954723622.7242</text:span> </text:p>
      <text:p text:style-name="Preformatted_20_Text"><text:s/><text:span text:style-name="T5">Patm = <text:s text:c="3"/>162772825.885528 </text:span></text:p>
      <text:p text:style-name="Preformatted_20_Text">==================================================================================================================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.5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0.5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9T19:58:17</dc:date>
    <dc:creator>Laurel Ruhlen</dc:creator>
    <meta:generator>OpenOffice.org/3.3$Unix OpenOffice.org_project/330m20$Build-9567</meta:generator>
    <meta:editing-duration>PT5H39M47S</meta:editing-duration>
    <meta:editing-cycles>3</meta:editing-cycles>
    <meta:document-statistic meta:table-count="0" meta:image-count="0" meta:object-count="0" meta:page-count="3" meta:paragraph-count="132" meta:word-count="1255" meta:character-count="11434"/>
  </office:meta>
</office:document-meta>
</file>